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F" svg:font-family=""/>
    <style:font-face style:name="Cochin" svg:font-family="Cochin"/>
    <style:font-face style:name="Lucidasans1" svg:font-family="Lucidasans"/>
    <style:font-face style:name="OpenSymbol" svg:font-family="OpenSymbol"/>
    <style:font-face style:name="American Typewriter5" svg:font-family="'American Typewriter'" style:font-family-generic="modern"/>
    <style:font-face style:name="American Typewriter4"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Contents_20_1">
      <style:paragraph-properties>
        <style:tab-stops>
          <style:tab-stop style:position="16.999cm" style:type="right"/>
        </style:tab-stops>
      </style:paragraph-properties>
    </style:style>
    <style:style style:name="P13" style:family="paragraph" style:parent-style-name="Caption">
      <style:paragraph-properties fo:keep-with-next="always"/>
    </style:style>
    <style:style style:name="P14" style:family="paragraph" style:parent-style-name="Standard">
      <style:text-properties style:font-name="Cochin1"/>
    </style:style>
    <style:style style:name="P15" style:family="paragraph" style:parent-style-name="Standard">
      <style:text-properties style:font-name="Cochin1" fo:font-size="12pt" style:font-name-asian="TimesNewRomanPSMT" style:font-size-asian="12pt" style:font-name-complex="TimesNewRomanPSMT" style:font-size-complex="12pt"/>
    </style:style>
    <style:style style:name="P16"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ffff00"/>
    </style:style>
    <style:style style:name="P19"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0" style:family="paragraph" style:parent-style-name="TODO">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TODO" style:list-style-name="List_20_1"/>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text-underline-style="none"/>
    </style:style>
    <style:style style:name="P35" style:family="paragraph" style:parent-style-name="Text_20_body">
      <style:paragraph-properties fo:text-align="center" style:justify-single-word="false"/>
    </style:style>
    <style:style style:name="P36" style:family="paragraph" style:parent-style-name="Text_20_body">
      <style:text-properties fo:background-color="#ffff00"/>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text-properties style:font-name="Palatino1"/>
    </style:style>
    <style:style style:name="P40" style:family="paragraph" style:parent-style-name="Heading_20_1">
      <style:paragraph-properties fo:text-align="center" style:justify-single-word="false"/>
    </style:style>
    <style:style style:name="P41" style:family="paragraph" style:parent-style-name="Heading_20_3">
      <style:text-properties style:font-name="American Typewriter3"/>
    </style:style>
    <style:style style:name="P42" style:family="paragraph" style:parent-style-name="Heading_20_3">
      <style:paragraph-properties fo:break-before="page"/>
    </style:style>
    <style:style style:name="P43" style:family="paragraph" style:parent-style-name="Heading_20_4">
      <style:text-properties fo:font-style="normal" style:font-style-asian="normal" style:font-style-complex="normal"/>
    </style:style>
    <style:style style:name="P44" style:family="paragraph" style:parent-style-name="Subtitle" style:master-page-name="First_20_Page">
      <style:paragraph-properties style:page-number="auto"/>
    </style:style>
    <style:style style:name="P4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merican Typewriter4" style:font-name-asian="American Typewriter4" style:font-name-complex="American Typewriter4"/>
    </style:style>
    <style:style style:name="T23" style:family="text">
      <style:text-properties style:font-name="F" style:font-name-asian="American Typewriter4" style:font-name-complex="American Typewriter4"/>
    </style:style>
    <style:style style:name="T24" style:family="text">
      <style:text-properties style:font-name="American Typewriter3" style:font-name-asian="American Typewriter4" style:font-name-complex="American Typewriter4"/>
    </style:style>
    <style:style style:name="T25" style:family="text">
      <style:text-properties style:font-name-asian="American Typewriter4" style:font-name-complex="American Typewriter4"/>
    </style:style>
    <style:style style:name="T26"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7">Trait Increase</text:p>
              </table:table-cell>
              <table:table-cell table:style-name="Table3.B1" office:value-type="string">
                <text:p text:style-name="P17">Cost</text:p>
              </table:table-cell>
              <table:table-cell table:style-name="Table3.C1" office:value-type="string">
                <text:p text:style-name="P17">Training Times</text:p>
              </table:table-cell>
            </table:table-row>
            <table:table-row>
              <table:table-cell table:style-name="Table3.A2" office:value-type="string">
                <text:p text:style-name="Table_20_Contents">Divisional Ability</text:p>
              </table:table-cell>
              <table:table-cell table:style-name="Table3.B2" office:value-type="string">
                <text:p text:style-name="P18">TODO</text:p>
              </table:table-cell>
              <table:table-cell table:style-name="Table3.C2" office:value-type="string">
                <text:p text:style-name="P18">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44">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Meta: What needs to be in here?<text:tab/>2</text:p>
              <text:p text:style-name="P12">Introduction<text:tab/>3</text:p>
              <text:p text:style-name="P12">Character Creation<text:tab/>6</text:p>
              <text:p text:style-name="P12">Backgrounds<text:tab/>15</text:p>
              <text:p text:style-name="P12">Charms<text:tab/>17</text:p>
              <text:p text:style-name="P12">Martial Arts<text:tab/>20</text:p>
              <text:p text:style-name="P12">Erisian Elements<text:tab/>21</text:p>
              <text:p text:style-name="P12">Numerology<text:tab/>22</text:p>
              <text:p text:style-name="P12">Characters<text:tab/>26</text:p>
              <text:p text:style-name="P12">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0"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3">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6" svg:width="13.001cm" svg:height="3.001cm" svg:x="2cm" svg:y="2cm">
        <text:p text:style-name="P45"><text:span text:style-name="T26">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9"/>
      <text:p text:style-name="P9"/>
      <text:h text:style-name="Heading_20_1" text:outline-level="1">Meta: What needs to be in here?</text:h>
      <text:list xml:id="list1772159051" text:style-name="List_20_1">
        <text:list-item>
          <text:p text:style-name="P23">Background: History, status quo, motivations, goals, possible futures; effect of Great Curse and/or Great Contagion</text:p>
        </text:list-item>
        <text:list-item>
          <text:p text:style-name="P23">Castes</text:p>
        </text:list-item>
        <text:list-item>
          <text:p text:style-name="P23">Charms, Martial Arts, Sorcery?</text:p>
        </text:list-item>
        <text:list-item>
          <text:p text:style-name="P23">Numerology?</text:p>
        </text:list-item>
        <text:list-item>
          <text:p text:style-name="P23">Backgrounds</text:p>
        </text:list-item>
        <text:list-item>
          <text:p text:style-name="P23">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text:soft-page-break/>Other rumors are that: it was <text:span text:style-name="T9">she</text:span> who suggested 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43"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oft-page-break/><text:span text:style-name="T18">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3" text:outline-level="3">Cabals</text:h>
      <text:p text:style-name="Text_20_body"><text:span text:style-name="T18">The House of Mirrors:</text:span> This group of Erisians public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11">TODO</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text:soft-page-break/>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42" text:outline-level="3">1<text:span text:style-name="T4">st</text:span> Division – Anchor</text:h>
      <text:p text:style-name="P11">[The Discordians of the 1<text:span text:style-name="T4">st</text:span> Division are priests.]</text:p>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289054708"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42"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728202357"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42"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581444361"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42"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1478515992"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42"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1078732622"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2">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1">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2">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2">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oft-page-break/><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42"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395964495"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0">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910158505" text:continue-numbering="true" text:style-name="List_20_1">
        <text:list-item>
          <text:p text:style-name="P25">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701710469"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9">[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Provides a single follower.</text:p>
          </table:table-cell>
        </table:table-row>
        <table:table-row>
          <table:table-cell table:style-name="Table2.A2" office:value-type="string">
            <text:p text:style-name="P16">••</text:p>
          </table:table-cell>
          <table:table-cell table:style-name="Table2.A2" office:value-type="string">
            <text:p text:style-name="Table_20_Contents">Provides up to 5 followers.</text:p>
          </table:table-cell>
        </table:table-row>
        <table:table-row>
          <table:table-cell table:style-name="Table2.A1" office:value-type="string">
            <text:p text:style-name="P16">•••</text:p>
          </table:table-cell>
          <table:table-cell table:style-name="Table2.A1" office:value-type="string">
            <text:p text:style-name="Table_20_Contents">Provides 20 followers.</text:p>
          </table:table-cell>
        </table:table-row>
        <table:table-row>
          <table:table-cell table:style-name="Table2.A2" office:value-type="string">
            <text:p text:style-name="P16">••••</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6">•••••</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801934536"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1089041214"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095223551"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922546454"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008881421" text:continue-list="list701710469"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7">Numerology<text:line-break/>Points</text:p>
          </table:table-cell>
          <table:table-cell table:style-name="Table4.A1" office:value-type="string">
            <text:p text:style-name="P17">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7">Numerology<text:line-break/>Points</text:p>
          </table:table-cell>
          <table:table-cell table:style-name="Table6.A1" office:value-type="string">
            <text:p text:style-name="P17">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724198528"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006886462"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554660967" text:continue-numbering="true" text:style-name="List_20_1">
        <text:list-item>
          <text:p text:style-name="P25">Join Battle/Debate <text:span text:style-name="T9">and</text:span><text:span text:style-name="T14">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9">and</text:span><text:span text:style-name="T14"> Pool (both modified together)</text:span></text:p>
        </text:list-item>
        <text:list-item>
          <text:p text:style-name="P25"><text:span text:style-name="T14">Stunning Threshold </text:span><text:span text:style-name="T9">and</text:span><text:span text:style-name="T14">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945393235"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84650407"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497574449"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624496840"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h text:style-name="Heading_20_3" text:outline-level="3">Ancient</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p text:style-name="Text_20_body">Anchor: The Reverend Hypocrates Magoun</text:p>
      <text:p text:style-name="Text_20_body">Arrow: Fang the Unwashed, WKC</text:p>
      <text:p text:style-name="Text_20_body">Apple: Emperor Jo-Shu</text:p>
      <text:p text:style-name="Text_20_body">Archway: Saint Gulik (Messenger of the Goddess. <text:s/>He is a Roach.)</text:p>
      <text:p text:style-name="Text_20_body">Anvil: <text:s/>Malaclypse the Younger</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text:soft-page-break/>Hearing this, the man was enlightened.</text:p>
      <text:p text:style-name="Text_20_body">sdfsdfsdf</text:p>
      <text:h text:style-name="Heading_20_3" text:outline-level="3">5th: xxx</text:h>
      <text:h text:style-name="Heading_20_1" text:outline-level="1">Panoply</text:h>
      <text:h text:style-name="Heading_20_2" text:outline-level="2">Manses and Demesnes</text:h>
      <text:h text:style-name="Heading_20_3" text:outline-level="3">The House of Mirrors (Manse <text:span text:style-name="T24">•••••,</text:span> Sidereal-Aspected)</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the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Creation Points: 15</text:p>
      <text:list xml:id="list2059487602" text:style-name="L6">
        <text:list-item>
          <text:p text:style-name="P37">Rating: 10</text:p>
        </text:list-item>
        <text:list-item>
          <text:p text:style-name="P37">Hearthstone Reduction: 5</text:p>
        </text:list-item>
      </text:list>
      <text:p text:style-name="Text_20_body">Powers:</text:p>
      <text:list xml:id="list2058194925" text:style-name="L7">
        <text:list-item>
          <text:p text:style-name="P38">Reality Archive: 2</text:p>
        </text:list-item>
        <text:list-item>
          <text:p text:style-name="P38">Puzzle Manse: 3</text:p>
        </text:list-item>
        <text:list-item>
          <text:p text:style-name="P38">Outside Fate: 4</text:p>
        </text:list-item>
        <text:list-item>
          <text:p text:style-name="P38">Portal Creation: 6</text:p>
        </text:list-item>
      </text:list>
      <text:h text:style-name="Heading_20_2" text:outline-level="2">Artifacts</text:h>
      <text:h text:style-name="P41" text:outline-level="3">The Cabal-ah (Artifact <text:span text:style-name="T25">•••)</text:span></text:h>
      <text:p text:style-name="P39"><text:span text:style-name="T25">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span></text:p>
      <text:p text:style-name="P39"><text:span text:style-name="T25">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span></text:p>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4">M2: Even false things are true.</text:p>
      <text:p text:style-name="P14">GP: How can that be?</text:p>
      <text:p text:style-name="P15">M2: I don’t know man, I didn’t do it.</text:p>
      <text:p text:style-name="P15">–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1781962850" text:style-name="L5">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F" svg:font-family=""/>
    <style:font-face style:name="Cochin" svg:font-family="Cochin"/>
    <style:font-face style:name="Lucidasans1" svg:font-family="Lucidasans"/>
    <style:font-face style:name="OpenSymbol" svg:font-family="OpenSymbol"/>
    <style:font-face style:name="American Typewriter5" svg:font-family="'American Typewriter'" style:font-family-generic="modern"/>
    <style:font-face style:name="American Typewriter4"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33</text:page-number></text:p>
      </style:footer>
    </style:master-page>
    <style:master-page style:name="Left_20_Page" style:display-name="Left Page" style:page-layout-name="Mpm3" style:next-style-name="Right_20_Page">
      <style:footer>
        <text:p text:style-name="Page_20_Number_20__28_left_29_"><text:tab/><text:page-number text:select-page="current">33</text:page-number></text:p>
      </style:footer>
    </style:master-page>
    <style:master-page style:name="Right_20_Page" style:display-name="Right Page" style:page-layout-name="Mpm4" style:next-style-name="Left_20_Page">
      <style:footer>
        <text:p text:style-name="Page_20_Number_20__28_right_29_"><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5-23T18:09:44</dc:date>
    <dc:language>en-GB</dc:language>
    <meta:editing-cycles>304</meta:editing-cycles>
    <meta:editing-duration>PT285H40M03S</meta:editing-duration>
    <meta:document-statistic meta:table-count="5" meta:image-count="0" meta:object-count="0" meta:page-count="34" meta:paragraph-count="830" meta:word-count="18039" meta:character-count="108535"/>
    <meta:user-defined meta:name="Info 1"/>
    <meta:user-defined meta:name="Info 2"/>
    <meta:user-defined meta:name="Info 3"/>
    <meta:user-defined meta:name="Info 4"/>
  </office:meta>
</office:document-meta>
</file>